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000000"/>
    </style:style>
    <style:style style:name="T1" style:family="text">
      <style:text-properties fo:color="#3333ff"/>
    </style:style>
    <style:style style:name="T2" style:family="text">
      <style:text-properties fo:color="#3333ff" fo:font-style="italic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color="#663366"/>
    </style:style>
    <style:style style:name="T6" style:family="text">
      <style:text-properties fo:color="#663366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cc33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cc330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579d1c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0ccff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3399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83caf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663366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663366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cc0000" fo:font-weight="bold" style:font-weight-asian="bold" style:font-weight-complex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6600" fo:font-weight="bold" style:font-weight-asian="bold" style:font-weight-complex="bold"/>
    </style:style>
    <style:style style:name="T26" style:family="text">
      <style:text-properties fo:color="#cc0000" fo:font-weight="normal" style:font-weight-asian="normal" style:font-weight-complex="normal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6600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3333" fo:font-weight="normal" style:font-weight-asian="normal" style:font-weight-complex="normal"/>
    </style:style>
    <style:style style:name="T31" style:family="text">
      <style:text-properties fo:color="#ff3333" fo:font-weight="bold" style:font-weight-asian="bold" style:font-weight-complex="bold"/>
    </style:style>
    <style:style style:name="T32" style:family="text">
      <style:text-properties fo:color="#ff3333"/>
    </style:style>
    <style:style style:name="T33" style:family="text">
      <style:text-properties fo:color="#663366" fo:font-weight="bold" style:font-weight-asian="bold" style:font-weight-complex="bold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28pt" fo:font-weight="normal" style:font-size-asian="28pt" style:font-weight-asian="normal" style:font-size-complex="28pt" style:font-weight-complex="normal"/>
    </style:style>
    <style:style style:name="T36" style:family="text">
      <style:text-properties fo:color="#663366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8" style:family="text">
      <style:text-properties fo:color="#000000" fo:font-size="32pt" style:font-size-asian="32pt" style:font-size-complex="32pt"/>
    </style:style>
    <style:style style:name="T3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-Start Proxy Server </text:span><text:span text:style-name="T1"><text:line-break/></text:span><text:span text:style-name="T2">Secure</text:span><text:span text:style-name="T1"> Connectio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3">I wanted to start up, </text:span><text:span text:style-name="T4">on boot</text:span><text:span text:style-name="T3">, a proxy </text:span></text:p>
            <text:p text:style-name="P2"><text:span text:style-name="T3">server on my Network. </text:span></text:p>
            <text:p text:style-name="P3"><text:span text:style-name="T3"/></text:p>
            <text:p><text:span text:style-name="T3">I chose to use my always-on Media Centre PC (Mint 17 Cinnamon) but could equally well have chosen my <text:s/>Raspberry Pi headless serv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we are going to cov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achieve a <text:span text:style-name="T5">secure password-less connection</text:span> to a remote server.</text:p>
              </text:list-item>
              <text:list-item>
                <text:p>How to create a socks 5 local service (i.e. a <text:span text:style-name="T5">connection to the proxy</text:span> service)</text:p>
              </text:list-item>
              <text:list-item>
                <text:p>How to <text:span text:style-name="T5">auto-start, on boot</text:span>, the connection to the remote server and provide the proxy service.</text:p>
                <text:p><text:span text:style-name="T5"/></text:p>
                <text:p><text:span text:style-name="T6">There will be some stuff we won't cover in detail as it detracts from the methodology in achieving our go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urd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y script is to use SSH. I need to have SSH log into my remote server (proxy) <text:span text:style-name="T7">but not be asked for a password and still retain a secure connection.</text:span></text:p>
                <text:p text:style-name="P2"><text:span text:style-name="T8">Lets solve that problem first</text:span></text:p>
                <text:p text:style-name="P3"><text:span text:style-name="T9">In the /home/brian directory navigate to the .ssh directory:</text:span></text:p>
              </text:list-header>
              <text:list-item>
                <text:p text:style-name="P3"><text:span text:style-name="T10">Commands: </text:span></text:p>
                <text:list>
                  <text:list-header>
                    <text:p text:style-name="P3"><text:span text:style-name="T11">cd /home/brian</text:span></text:p>
                    <text:p text:style-name="P3"><text:span text:style-name="T11">cd .ssh</text:span></text:p>
                    <text:p text:style-name="P3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8.918cm" svg:x="1.4cm" svg:y="1.157cm" presentation:class="outline" presentation:user-transformed="true">
          <draw:text-box>
            <text:list text:style-name="L2">
              <text:list-item>
                <text:p><text:span text:style-name="T6">Remember we are in directory /home/brian/.ssh</text:span></text:p>
                <text:p>N<text:span text:style-name="T9">ow we are going to generate a key – this is to do with all that public/private key stuff. When we have generated our public key we are going to send it to the proxy.</text:span></text:p>
              </text:list-item>
              <text:list-item>
                <text:p><text:span text:style-name="T10">Command:</text:span></text:p>
                <text:p><text:span text:style-name="T11">ssh-keygen -t rsa</text:span></text:p>
                <text:p><text:span text:style-name="T9">You'll be asked for a phrase but this can be left blank.The command has now generated a file called </text:span><text:span text:style-name="T12">rsa.pub</text:span></text:p>
                <text:p><text:span text:style-name="T13">It is our public key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19.447cm" svg:x="1.4cm" svg:y="0.76cm" presentation:class="outline" presentation:user-transformed="true">
          <draw:text-box>
            <text:list text:style-name="L2">
              <text:list-header>
                <text:p><text:span text:style-name="T14">Now let's send our public key to our proxy.</text:span></text:p>
              </text:list-header>
              <text:list-item>
                <text:p><text:span text:style-name="T14">We need to know a two things first:</text:span></text:p>
                <text:p><text:span text:style-name="T9">1. The proxy host name or IP e.g.</text:span><text:span text:style-name="T15"> </text:span><text:span text:style-name="T16">jamie.com</text:span></text:p>
                <text:p><text:span text:style-name="T9">2. The username on the proxy – e.g.</text:span><text:span text:style-name="T17"> </text:span><text:span text:style-name="T16">jamie</text:span></text:p>
                <text:p><text:span text:style-name="T9">So, using the above examples.</text:span></text:p>
              </text:list-item>
              <text:list-item>
                <text:p><text:span text:style-name="T18">Command:</text:span></text:p>
                <text:p><text:span text:style-name="T19">ssh-copy-id -i id_rsa.pub </text:span><text:span text:style-name="T19"><text:a xlink:href="mailto:jamie@jamie.com" xlink:type="simple">jamie@jamie.com</text:a></text:span></text:p>
                <text:p><text:span text:style-name="T9">We'll be asked for the password for </text:span><text:span text:style-name="T16"><text:a xlink:href="mailto:jamie@jamie.com" xlink:type="simple">jamie@jamie.com</text:a></text:span></text:p>
                <text:p><text:span text:style-name="T9"><text:s/></text:span></text:p>
              </text:list-item>
              <text:list-item>
                <text:p><text:span text:style-name="T20">Note that we didn't choose </text:span><text:span text:style-name="T21">root </text:span><text:span text:style-name="T20">as a username. This is for reasons of security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6.564cm" svg:x="1.4cm" svg:y="0.529cm" presentation:class="outline" presentation:user-transformed="true">
          <draw:text-box>
            <text:list text:style-name="L2">
              <text:list-header>
                <text:p><text:span text:style-name="T5">We have now achieved password-less access to our proxy.</text:span></text:p>
                <text:p>Now we need to write the script to start up the connection to our proxy &amp; put it in /home/brian</text:p>
                <text:p/>
              </text:list-header>
              <text:list-item>
                <text:p>Script: ( N.B. Just 3 lines here NOT 4 )</text:p>
                <text:p><text:span text:style-name="T22">#!/bin/bash</text:span></text:p>
                <text:p><text:span text:style-name="T22">tmux new -d -s uk</text:span></text:p>
                <text:p><text:span text:style-name="T22">tmux respawn-pane -t uk -k 'ssh -D <text:s/></text:span><text:span text:style-name="T23">192.168.178.55</text:span><text:span text:style-name="T24">:</text:span><text:span text:style-name="T25">9999</text:span><text:span text:style-name="T22"> </text:span><text:span text:style-name="T22"><text:a xlink:href="mailto:jamie@jamie.com" xlink:type="simple">jamie@jamie.com</text:a></text:span><text:span text:style-name="T22">'</text:span></text:p>
                <text:p><text:span text:style-name="T22"/></text:p>
                <text:p><text:span text:style-name="T26">192.168.178.55</text:span><text:span text:style-name="T27">:</text:span><text:span text:style-name="T28">9999</text:span><text:span text:style-name="T29"> is the local (LAN) </text:span><text:span text:style-name="T26">IP:Port</text:span><text:span text:style-name="T29"> that we are going to access the proxy on. The other parts of the commands, for simplicity, <text:s/>we will not cover he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6.498cm" svg:x="1.4cm" svg:y="0.595cm" presentation:class="outline" presentation:user-transformed="true">
          <draw:text-box>
            <text:list text:style-name="L2">
              <text:list-header>
                <text:p><text:span text:style-name="T22">Proxy connection achieved! </text:span>It's now possible to connect Firefox, XBMC etc., to the proxy, simply by using IP <text:span text:style-name="T22">192.168.178.55 </text:span><text:span text:style-name="T29">and Port </text:span><text:span text:style-name="T22">9999</text:span><text:span text:style-name="T29"> in the proxy settings for that application.</text:span></text:p>
                <text:p><text:span text:style-name="T29">To save having to enter </text:span><text:span text:style-name="T22">192.168.178.55 </text:span><text:span text:style-name="T29">every time it's easier to add it to the /etc/hosts file.</text:span></text:p>
                <text:p><text:span text:style-name="T29"/></text:p>
                <text:p><text:span text:style-name="T29">Do something like this to edit the file:</text:span></text:p>
                <text:p><text:span text:style-name="T29"/></text:p>
                <text:p><text:span text:style-name="T30">Command:</text:span></text:p>
                <text:p><text:span text:style-name="T31">sudo nano /etc/hosts</text:span></text:p>
                <text:p><text:span text:style-name="T29">In the file, at the bottom, add: </text:span><text:span text:style-name="T22">proxy</text:span><text:span text:style-name="T29"> </text:span><text:span text:style-name="T22">192.168.178.55</text:span></text:p>
                <text:list>
                  <text:list-item>
                    <text:list>
                      <text:list-header>
                        <text:p><text:span text:style-name="T22">(Ctrl x to exit the nano editor)</text:span></text:p>
                      </text:list-header>
                    </text:list>
                  </text:list-item>
                </text:list>
              </text:list-header>
              <text:list-item>
                <text:p><text:span text:style-name="T14">Now you can use the name proxy on that computer instead of typing the IP.</text:span></text:p>
                <text:p><text:span text:style-name="T29"/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Now to Auto-Start the Script</text:span></text:p>
          </draw:text-box>
        </draw:frame>
        <draw:frame presentation:style-name="pr4" draw:layer="layout" svg:width="25.199cm" svg:height="15.26cm" svg:x="1.4cm" svg:y="4.914cm" presentation:class="outline" presentation:user-transformed="true">
          <draw:text-box>
            <text:list text:style-name="L2">
              <text:list-header>
                <text:p><text:span text:style-name="T32">Command:</text:span></text:p>
                <text:p><text:span text:style-name="T31">crontab -e</text:span></text:p>
              </text:list-header>
              <text:list-item>
                <text:p>On my computer that takes me into the <text:span text:style-name="T7">nano</text:span> editor for editing <text:span text:style-name="T7">crontab</text:span>.</text:p>
                <text:p>At the bottom of the file add:</text:p>
                <text:p><text:span text:style-name="T22">@reboot sh /home/brian/</text:span><text:span text:style-name="T33">proxiesStart.sh</text:span></text:p>
                <text:p><text:span text:style-name="T34">(if in nano use ctrl-x to exit)</text:span></text:p>
                <text:p><text:span text:style-name="T35">Where </text:span><text:span text:style-name="T36">proxiesStart.sh</text:span><text:span text:style-name="T35"> is the script file name</text:span></text:p>
              </text:list-item>
              <text:list-item>
                <text:p><text:span text:style-name="T35">Brian's home directory was chosen so the script would run as </text:span><text:span text:style-name="T37">brian </text:span><text:span text:style-name="T35">and not </text:span><text:span text:style-name="T37">root</text:span><text:span text:style-name="T35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7.833cm" svg:x="1.4cm" svg:y="9.26cm" presentation:class="outline" presentation:user-transformed="true">
          <draw:text-box>
            <text:list text:style-name="L2">
              <text:list-header>
                <text:p text:style-name="P2"><text:span text:style-name="T38">The</text:span><text:span text:style-name="T39"> 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4-11-17T10:57:43.335770753</meta:creation-date>
    <dc:date>2014-11-23T21:42:46.453554079</dc:date>
    <dc:creator>John Hudson</dc:creator>
    <meta:editing-duration>PT2H58S</meta:editing-duration>
    <meta:editing-cycles>25</meta:editing-cycles>
    <meta:generator>LibreOffice/4.3.3.2$Linux_x86 LibreOffice_project/430m0$Build-2</meta:generator>
    <meta:document-statistic meta:object-count="52"/>
  </office:meta>
</office:document-meta>
</file>